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 texte</text:p>
      <text:p text:style-name="Standard"/>
      <text:p text:style-name="Standard">Bonjour hello ça va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iam Barillon</meta:initial-creator>
    <meta:creation-date>2021-07-21T12:21:23.83</meta:creation-date>
    <dc:date>2021-07-21T12:26:54.74</dc:date>
    <dc:creator>William Barillon</dc:creator>
    <meta:editing-duration>PT32S</meta:editing-duration>
    <meta:editing-cycles>4</meta:editing-cycles>
    <meta:generator>OpenOffice/4.1.10$Win32 OpenOffice.org_project/4110m2$Build-9807</meta:generator>
    <meta:document-statistic meta:table-count="0" meta:image-count="0" meta:object-count="0" meta:page-count="1" meta:paragraph-count="2" meta:word-count="7" meta:character-count="30"/>
  </office:meta>
</office:document-meta>
</file>